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1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omes</text:p>
          </table:table-cell>
          <table:table-cell table:style-name="ce1" office:value-type="string" calcext:value-type="string">
            <text:p>Percepção</text:p>
          </table:table-cell>
          <table:table-cell table:style-name="ce1" office:value-type="string" calcext:value-type="string">
            <text:p>Resultados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piece of your heart original e remix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de e <text:s/>So Crazy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live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635" calcext:value-type="percentage">
            <text:p>76,3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remix e live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536" calcext:value-type="percentage">
            <text:p>75,3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glow in the dark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28" calcext:value-type="percentage">
            <text:p>78,2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p suey com mozar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77" calcext:value-type="percentage">
            <text:p>76,7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mozart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98" calcext:value-type="percentage">
            <text:p>76,9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2" calcext:value-type="percentage">
            <text:p>78,6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708" calcext:value-type="percentage">
            <text:p>87,0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mozart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127" calcext:value-type="percentage">
            <text:p>61,2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madonna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866" calcext:value-type="percentage">
            <text:p>7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ana e 4 non blondes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774" calcext:value-type="percentage">
            <text:p>77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arian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58" calcext:value-type="percentage">
            <text:p>78,5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aria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4 non blondes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4 non blondes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12" calcext:value-type="percentage">
            <text:p>76,1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aria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madon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89" calcext:value-type="percentage">
            <text:p>76,8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lady gag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arian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722" calcext:value-type="percentage">
            <text:p>87,2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iga da minha mulher e azul da cor do mar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83" calcext:value-type="percentage">
            <text:p>77,8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ao vivo e em estudio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azul da cor do mar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amiga da minha mulher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7716" calcext:value-type="percentage">
            <text:p>77,1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estudio e amiga da minha mulher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55" calcext:value-type="percentage">
            <text:p>76,5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ao vivo e amiga da minha mulher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2" calcext:value-type="percentage">
            <text:p>78,4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zul tim maia e japanese denim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566" calcext:value-type="percentage">
            <text:p>85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japanese denim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6866" calcext:value-type="percentage">
            <text:p>6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mozart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584" calcext:value-type="percentage">
            <text:p>75,8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zul tim maia e mozart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54" calcext:value-type="percentage">
            <text:p>76,5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iga da minha mulher e japanese denim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8719" calcext:value-type="percentage">
            <text:p>87,19%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1:03:25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4:46:28.510000000</meta:creation-date>
    <dc:date>2020-11-26T11:12:54.849000000</dc:date>
    <meta:editing-duration>PT19M34S</meta:editing-duration>
    <meta:editing-cycles>4</meta:editing-cycles>
    <meta:generator>LibreOffice/7.0.1.2$Windows_X86_64 LibreOffice_project/7cbcfc562f6eb6708b5ff7d7397325de9e764452</meta:generator>
    <meta:document-statistic meta:table-count="1" meta:cell-count="96" meta:object-count="0"/>
  </office:meta>
</office:document-meta>
</file>